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style:line-height-at-least="0.503cm"/>
      <style:text-properties fo:color="#403f53" loext:opacity="100%" style:font-name="Consolas" fo:font-size="10.5pt" fo:font-weight="normal" fo:background-color="#fbfbfb"/>
    </style:style>
    <style:style style:name="P8" style:family="paragraph" style:parent-style-name="Standard">
      <style:paragraph-properties style:line-height-at-least="0.503cm"/>
      <style:text-properties fo:color="#403f53" loext:opacity="100%" fo:background-color="#fbfbfb"/>
    </style:style>
    <style:style style:name="P9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paragraph-rsid="001b956a" fo:background-color="#fbfbfb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rsid="001f8584" officeooo:paragraph-rsid="001f8584" fo:background-color="#fbfbfb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line-height-at-least="0.503cm"/>
      <style:text-properties fo:color="#403f53" loext:opacity="100%" style:font-name="Roboto" fo:font-size="10pt" fo:background-color="#fbfbf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bold" officeooo:paragraph-rsid="001f8584" fo:background-color="#fbfbfb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0pt" style:font-size-asian="10pt" style:font-size-complex="10pt"/>
    </style:style>
    <style:style style:name="P16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b956a" style:font-size-asian="10pt" style:font-weight-asian="normal" style:font-size-complex="10pt" style:font-weight-complex="normal"/>
    </style:style>
    <style:style style:name="P17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d8d2a" style:font-size-asian="10pt" style:font-weight-asian="normal" style:font-size-complex="10pt" style:font-weight-complex="normal"/>
    </style:style>
    <style:style style:name="P18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P19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f8584" style:font-size-asian="10pt" style:font-weight-asian="bold" style:font-size-complex="10pt" style:font-weight-complex="bold"/>
    </style:style>
    <style:style style:name="P20" style:family="paragraph" style:parent-style-name="normal">
      <style:paragraph-properties fo:text-align="start" style:justify-single-word="false"/>
      <style:text-properties style:font-name="Roboto" fo:font-size="10pt" fo:font-weight="bold" officeooo:paragraph-rsid="001d8d2a" style:font-size-asian="10pt" style:font-size-complex="10pt"/>
    </style:style>
    <style:style style:name="P21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b956a" style:font-size-asian="10pt" style:font-weight-asian="normal" style:font-size-complex="10pt" style:font-weight-complex="normal"/>
    </style:style>
    <style:style style:name="P22" style:family="paragraph" style:parent-style-name="normal">
      <style:paragraph-properties fo:text-align="start" style:justify-single-word="false"/>
      <style:text-properties style:font-name="Roboto" fo:font-size="10pt" fo:font-weight="normal" officeooo:rsid="001d8d2a" officeooo:paragraph-rsid="001d8d2a" style:font-size-asian="10pt" style:font-weight-asian="normal" style:font-size-complex="10pt" style:font-weight-complex="normal"/>
    </style:style>
    <style:style style:name="P23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1f8584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0a1e2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0e66a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variant="normal" fo:text-transform="none" fo:color="#000000" loext:opacity="100%" style:font-name="sans-serif" fo:font-size="12pt" fo:letter-spacing="normal" fo:font-style="normal" style:font-name-asian="Times New Roman1" style:font-name-complex="Times New Roman1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variant="normal" fo:text-transform="none" fo:color="#000000" loext:opacity="100%" fo:font-size="12pt" fo:letter-spacing="normal" fo:font-style="normal" style:font-name-asian="Times New Roman1" style:font-name-complex="Times New Roman1"/>
    </style:style>
    <style:style style:name="T11" style:family="text">
      <style:text-properties fo:font-weight="normal"/>
    </style:style>
    <style:style style:name="T12" style:family="text">
      <style:text-properties fo:color="#994cc3" loext:opacity="100%"/>
    </style:style>
    <style:style style:name="T13" style:family="text">
      <style:text-properties fo:color="#994cc3" loext:opacity="100%" fo:font-style="italic"/>
    </style:style>
    <style:style style:name="T14" style:family="text">
      <style:text-properties fo:color="#994cc3" loext:opacity="100%" fo:font-style="italic" fo:font-weight="normal"/>
    </style:style>
    <style:style style:name="T15" style:family="text">
      <style:text-properties fo:color="#994cc3" loext:opacity="100%" style:font-name="Consolas" fo:font-size="10.5pt" fo:font-style="italic" fo:font-weight="normal"/>
    </style:style>
    <style:style style:name="T16" style:family="text">
      <style:text-properties fo:color="#994cc3" loext:opacity="100%" fo:font-size="10.5pt" fo:font-style="italic" fo:font-weight="normal"/>
    </style:style>
    <style:style style:name="T17" style:family="text">
      <style:text-properties fo:color="#0c969b" loext:opacity="100%"/>
    </style:style>
    <style:style style:name="T18" style:family="text">
      <style:text-properties fo:color="#0c969b" loext:opacity="100%" style:font-name="Consolas" fo:font-size="10.5pt" fo:font-weight="normal"/>
    </style:style>
    <style:style style:name="T19" style:family="text">
      <style:text-properties fo:color="#0c969b" loext:opacity="100%" fo:font-size="10.5pt" fo:font-weight="normal"/>
    </style:style>
    <style:style style:name="T20" style:family="text">
      <style:text-properties fo:color="#0c969b" loext:opacity="100%" fo:font-weight="normal"/>
    </style:style>
    <style:style style:name="T21" style:family="text">
      <style:text-properties fo:color="#4876d6" loext:opacity="100%"/>
    </style:style>
    <style:style style:name="T22" style:family="text">
      <style:text-properties fo:color="#4876d6" loext:opacity="100%" fo:font-style="italic"/>
    </style:style>
    <style:style style:name="T23" style:family="text">
      <style:text-properties fo:color="#4876d6" loext:opacity="100%" fo:font-style="italic" fo:font-weight="normal"/>
    </style:style>
    <style:style style:name="T24" style:family="text">
      <style:text-properties fo:color="#4876d6" loext:opacity="100%" style:font-name="Consolas" fo:font-size="10.5pt" fo:font-style="italic" fo:font-weight="normal"/>
    </style:style>
    <style:style style:name="T25" style:family="text">
      <style:text-properties fo:color="#4876d6" loext:opacity="100%" style:font-name="Consolas" fo:font-size="10.5pt" fo:font-weight="normal"/>
    </style:style>
    <style:style style:name="T26" style:family="text">
      <style:text-properties fo:color="#4876d6" loext:opacity="100%" fo:font-size="10.5pt" fo:font-style="italic" fo:font-weight="normal"/>
    </style:style>
    <style:style style:name="T27" style:family="text">
      <style:text-properties fo:color="#4876d6" loext:opacity="100%" fo:font-size="10.5pt" fo:font-weight="normal"/>
    </style:style>
    <style:style style:name="T28" style:family="text">
      <style:text-properties fo:color="#4876d6" loext:opacity="100%" fo:font-weight="normal"/>
    </style:style>
    <style:style style:name="T29" style:family="text">
      <style:text-properties fo:color="#111111" loext:opacity="100%"/>
    </style:style>
    <style:style style:name="T30" style:family="text">
      <style:text-properties fo:color="#111111" loext:opacity="100%" style:font-name="Consolas" fo:font-size="10.5pt" fo:font-weight="normal"/>
    </style:style>
    <style:style style:name="T31" style:family="text">
      <style:text-properties fo:color="#111111" loext:opacity="100%" fo:font-size="10.5pt" fo:font-weight="normal"/>
    </style:style>
    <style:style style:name="T32" style:family="text">
      <style:text-properties fo:color="#111111" loext:opacity="100%" fo:font-weight="normal"/>
    </style:style>
    <style:style style:name="T33" style:family="text">
      <style:text-properties fo:color="#c96765" loext:opacity="100%"/>
    </style:style>
    <style:style style:name="T34" style:family="text">
      <style:text-properties fo:color="#c96765" loext:opacity="100%" style:font-name="Consolas" fo:font-size="10.5pt" fo:font-weight="normal"/>
    </style:style>
    <style:style style:name="T35" style:family="text">
      <style:text-properties fo:color="#c96765" loext:opacity="100%" fo:font-size="10.5pt" fo:font-weight="normal"/>
    </style:style>
    <style:style style:name="T36" style:family="text">
      <style:text-properties fo:color="#c96765" loext:opacity="100%" fo:font-weight="normal"/>
    </style:style>
    <style:style style:name="T37" style:family="text">
      <style:text-properties fo:color="#aa0982" loext:opacity="100%"/>
    </style:style>
    <style:style style:name="T38" style:family="text">
      <style:text-properties fo:color="#aa0982" loext:opacity="100%" style:font-name="Consolas" fo:font-size="10.5pt" fo:font-weight="normal"/>
    </style:style>
    <style:style style:name="T39" style:family="text">
      <style:text-properties fo:color="#aa0982" loext:opacity="100%" fo:font-size="10.5pt" fo:font-weight="normal"/>
    </style:style>
    <style:style style:name="T40" style:family="text">
      <style:text-properties fo:color="#aa0982" loext:opacity="100%" fo:font-weight="normal"/>
    </style:style>
    <style:style style:name="T41" style:family="text">
      <style:text-properties style:font-name="Consolas" fo:font-size="10.5pt" fo:font-weight="normal"/>
    </style:style>
    <style:style style:name="T42" style:family="text">
      <style:text-properties fo:font-size="10.5pt" fo:font-weight="normal"/>
    </style:style>
    <style:style style:name="T43" style:family="text">
      <style:text-properties fo:color="#5ca7e4" loext:opacity="100%"/>
    </style:style>
    <style:style style:name="T44" style:family="text">
      <style:text-properties officeooo:rsid="001f8584"/>
    </style:style>
    <style:style style:name="T45" style:family="text">
      <style:text-properties fo:color="#939dbb" loext:opacity="100%"/>
    </style:style>
    <style:style style:name="T46" style:family="text">
      <style:text-properties fo:color="#939dbb" loext:opacity="100%" style:font-name="Consolas" fo:font-size="10.5pt" fo:font-weight="normal"/>
    </style:style>
    <style:style style:name="T47" style:family="text">
      <style:text-properties fo:color="#939dbb" loext:opacity="100%" style:font-name="Consolas" fo:font-size="10.5pt" fo:font-style="italic" fo:font-weight="normal"/>
    </style:style>
    <style:style style:name="T48" style:family="text">
      <style:text-properties fo:color="#939dbb" loext:opacity="100%" fo:font-size="10.5pt" fo:font-weight="normal"/>
    </style:style>
    <style:style style:name="T49" style:family="text">
      <style:text-properties fo:color="#939dbb" loext:opacity="100%" fo:font-size="10.5pt" fo:font-style="italic" fo:font-weight="normal"/>
    </style:style>
    <style:style style:name="T50" style:family="text">
      <style:text-properties fo:color="#939dbb" loext:opacity="100%" fo:font-weight="normal"/>
    </style:style>
    <style:style style:name="T51" style:family="text">
      <style:text-properties fo:color="#939dbb" loext:opacity="100%" fo:font-style="italic" fo:font-weight="normal"/>
    </style:style>
    <style:style style:name="T52" style:family="text">
      <style:text-properties officeooo:rsid="001f8584" style:font-weight-asian="bold" style:font-weight-complex="bold"/>
    </style:style>
    <style:style style:name="T53" style:family="text">
      <style:text-properties officeooo:rsid="001d8d2a" style:font-weight-asian="bold" style:font-weight-complex="bold"/>
    </style:style>
    <style:style style:name="T54" style:family="text">
      <style:text-properties officeooo:rsid="001d8d2a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">E</text:span><text:span text:style-name="T2">xperiment No: </text:span><text:span text:style-name="T6">3</text:span></text:p>
      <text:p text:style-name="P18"><text:span text:style-name="T2">Introduction to </text:span><text:span text:style-name="T4">Yacc</text:span><text:span text:style-name="T2"> Tool</text:span></text:p>
      <text:p text:style-name="P19"><text:span text:style-name="T2">Aim: </text:span><text:span text:style-name="T1">Write a YACC program to validate syntax of declaration statement for given input. <text:s text:c="2"/></text:span></text:p>
      <text:p text:style-name="P18"><text:span text:style-name="T2">Theory: </text:span></text:p>
      <text:p text:style-name="P16"><text:span text:style-name="T2">Grammars for yacc are described using a variant of Backus Naur Form (BNF). This technique<text:line-break/>was pioneered by John Backus and Peter Na ur, and used to describe ALGOL60. A BNF<text:line-break/>grammar can be used to express context-free languages. Most constructs in modern<text:line-break/>programming languages can be represented in BNF </text:span></text:p>
      <text:p text:style-name="P18"><text:span text:style-name="T4">Lex </text:span><text:span text:style-name="T2">Program: </text:span></text:p>
      <text:p text:style-name="P9">%{ </text:p>
      <text:p text:style-name="P10">#include &lt;stdlib.h&gt; </text:p>
      <text:p text:style-name="P10"><text:span text:style-name="T22">void</text:span> yyerror(char *); </text:p>
      <text:p text:style-name="P10">#include "y.tab.h" </text:p>
      <text:p text:style-name="P10">%} </text:p>
      <text:p text:style-name="P14"/>
      <text:p text:style-name="P10">%% </text:p>
      <text:p text:style-name="P10">"int" { </text:p>
      <text:p text:style-name="P12">                <text:span text:style-name="T14">return</text:span><text:span text:style-name="T11"> INT;</text:span></text:p>
      <text:p text:style-name="P12">        <text:span text:style-name="T11">} </text:span></text:p>
      <text:p text:style-name="P10">"float" { </text:p>
      <text:p text:style-name="P12">                <text:span text:style-name="T14">return</text:span><text:span text:style-name="T11"> FLOAT;</text:span></text:p>
      <text:p text:style-name="P12">        <text:span text:style-name="T11">} </text:span></text:p>
      <text:p text:style-name="P10">"char" { </text:p>
      <text:p text:style-name="P12">                <text:span text:style-name="T14">return</text:span><text:span text:style-name="T11"> CHAR;</text:span></text:p>
      <text:p text:style-name="P12">        <text:span text:style-name="T11">} </text:span></text:p>
      <text:p text:style-name="P10">[,;]    {</text:p>
      <text:p text:style-name="P12">                <text:span text:style-name="T14">return</text:span><text:span text:style-name="T11"> </text:span><text:span text:style-name="T20">*</text:span><text:span text:style-name="T11">yytext;</text:span></text:p>
      <text:p text:style-name="P12">        <text:span text:style-name="T11">}</text:span></text:p>
      <text:p text:style-name="P10">[ \t\n]+ ;</text:p>
      <text:p text:style-name="P10">[a-zA-Z_][a-zA-Z0-9_]* {return ID;}</text:p>
      <text:p text:style-name="P10">. {printf("\n\nlex err");}</text:p>
      <text:p text:style-name="P14"/>
      <text:p text:style-name="P10">%% </text:p>
      <text:p text:style-name="P14"/>
      <text:p text:style-name="P10"><text:span text:style-name="T22">int</text:span> yywrap(void) { </text:p>
      <text:p text:style-name="P12">    <text:span text:style-name="T14">return</text:span><text:span text:style-name="T11"> </text:span><text:span text:style-name="T40">1</text:span><text:span text:style-name="T11">; </text:span></text:p>
      <text:p text:style-name="P10">} </text:p>
      <text:p text:style-name="P13"><text:span text:style-name="T52"/></text:p>
      <text:p text:style-name="P13"><text:span text:style-name="T52">Yacc Program:</text:span></text:p>
      <text:p text:style-name="P11">%{ </text:p>
      <text:p text:style-name="P10"><text:span text:style-name="T12">int</text:span> <text:span text:style-name="T22">yylex</text:span>(<text:span text:style-name="T12">void</text:span>); </text:p>
      <text:p text:style-name="P10"><text:span text:style-name="T12">void</text:span> <text:span text:style-name="T22">yyerror</text:span>(<text:span text:style-name="T12">char</text:span> <text:span text:style-name="T13">*</text:span>);</text:p>
      <text:p text:style-name="P10"><text:soft-page-break/><text:span text:style-name="T12">#</text:span><text:span text:style-name="T13">include</text:span><text:span text:style-name="T29">&lt;</text:span><text:span text:style-name="T33">stdio.h</text:span><text:span text:style-name="T29">&gt;</text:span> </text:p>
      <text:p text:style-name="P10">%}</text:p>
      <text:p text:style-name="P12"> </text:p>
      <text:p text:style-name="P10"><text:span text:style-name="T12">%token</text:span> INT FLOAT CHAR ID</text:p>
      <text:p text:style-name="P14"/>
      <text:p text:style-name="P10">%% </text:p>
      <text:p text:style-name="P10"><text:span text:style-name="T17">program</text:span>: </text:p>
      <text:p text:style-name="P12">        <text:span text:style-name="T11">program STATEMENT         { </text:span><text:span text:style-name="T23">printf</text:span><text:span text:style-name="T11">(</text:span><text:span text:style-name="T32">"</text:span><text:span text:style-name="T36">Valid Expression </text:span><text:span text:style-name="T40">\n</text:span><text:span text:style-name="T32">"</text:span><text:span text:style-name="T11">); } </text:span></text:p>
      <text:p text:style-name="P12">        <text:span text:style-name="T11">|  </text:span></text:p>
      <text:p text:style-name="P12">        <text:span text:style-name="T11">;</text:span></text:p>
      <text:p text:style-name="P14"/>
      <text:p text:style-name="P10"><text:span text:style-name="T17">STATEMENT</text:span>:</text:p>
      <text:p text:style-name="P12">        <text:span text:style-name="T11">DATATYPE VARLIST </text:span><text:span text:style-name="T32">'</text:span><text:span text:style-name="T36">;</text:span><text:span text:style-name="T32">'</text:span></text:p>
      <text:p text:style-name="P12">        <text:span text:style-name="T11">;</text:span></text:p>
      <text:p text:style-name="P14"/>
      <text:p text:style-name="P10"><text:span text:style-name="T17">DATATYPE</text:span>:</text:p>
      <text:p text:style-name="P12">        <text:span text:style-name="T11">INT</text:span></text:p>
      <text:p text:style-name="P12">        <text:span text:style-name="T11">|FLOAT</text:span></text:p>
      <text:p text:style-name="P12">        <text:span text:style-name="T11">|CHAR</text:span></text:p>
      <text:p text:style-name="P12">        <text:span text:style-name="T11">;</text:span></text:p>
      <text:p text:style-name="P14"/>
      <text:p text:style-name="P10"><text:span text:style-name="T17">VARLIST</text:span>:</text:p>
      <text:p text:style-name="P12">        <text:span text:style-name="T11">ID</text:span></text:p>
      <text:p text:style-name="P12">        <text:span text:style-name="T11">|ID </text:span><text:span text:style-name="T32">'</text:span><text:span text:style-name="T36">,</text:span><text:span text:style-name="T32">'</text:span><text:span text:style-name="T11"> VARLIST</text:span></text:p>
      <text:p text:style-name="P12">        <text:span text:style-name="T11">;</text:span></text:p>
      <text:p text:style-name="P15"/>
      <text:p text:style-name="P10"><text:span text:style-name="T12">%%</text:span> </text:p>
      <text:p text:style-name="P14"/>
      <text:p text:style-name="P10"><text:span text:style-name="T12">void</text:span> <text:span text:style-name="T22">yyerror</text:span>(<text:span text:style-name="T12">char</text:span> <text:span text:style-name="T13">*</text:span>s) { </text:p>
      <text:p text:style-name="P12">   <text:span text:style-name="T23">fprintf</text:span><text:span text:style-name="T11">(stderr, </text:span><text:span text:style-name="T32">"</text:span><text:span text:style-name="T28">%s</text:span><text:span text:style-name="T40">\n</text:span><text:span text:style-name="T32">"</text:span><text:span text:style-name="T11">, s); </text:span></text:p>
      <text:p text:style-name="P12"><text:span text:style-name="T45">    </text:span><text:span text:style-name="T50">//</text:span><text:span text:style-name="T51">return 0; </text:span></text:p>
      <text:p text:style-name="P10">} </text:p>
      <text:p text:style-name="P14"/>
      <text:p text:style-name="P10"><text:span text:style-name="T12">int</text:span> <text:span text:style-name="T22">main</text:span>(<text:span text:style-name="T12">void</text:span>) { </text:p>
      <text:p text:style-name="P12">    <text:span text:style-name="T23">yyparse</text:span><text:span text:style-name="T11">(); </text:span></text:p>
      <text:p text:style-name="P12">    <text:span text:style-name="T14">return</text:span><text:span text:style-name="T11"> </text:span><text:span text:style-name="T40">0</text:span><text:span text:style-name="T11">; </text:span></text:p>
      <text:p text:style-name="P10">} </text:p>
      <text:p text:style-name="P20"><text:span text:style-name="T53"/></text:p>
      <text:p text:style-name="P20"><text:span text:style-name="T53">Conclusion: </text:span></text:p>
      <text:p text:style-name="P22">The <text:span text:style-name="T44">yacc</text:span> program to validate <text:span text:style-name="T44">syntax of declaration statement</text:span> has been successfully executed.<text:tab/></text:p>
      <text:p text:style-name="P1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1:02:55.623000000</dc:date>
    <meta:editing-duration>PT1H45M</meta:editing-duration>
    <meta:editing-cycles>26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70" meta:word-count="211" meta:character-count="1532" meta:non-whitespace-character-count="1126"/>
  </office:meta>
</office:document-meta>
</file>